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982d" officeooo:paragraph-rsid="00196b5f"/>
    </style:style>
    <style:style style:name="P2" style:family="paragraph" style:parent-style-name="Standard">
      <style:text-properties officeooo:rsid="00150298"/>
    </style:style>
    <style:style style:name="P3" style:family="paragraph" style:parent-style-name="Standard">
      <style:text-properties fo:color="#000000" loext:opacity="100%" style:font-name="Consolas" fo:font-size="9.5pt" style:font-size-asian="9.5pt"/>
    </style:style>
    <style:style style:name="P4" style:family="paragraph" style:parent-style-name="Standard">
      <style:text-properties fo:color="#000000" loext:opacity="100%" fo:font-weight="bold" officeooo:rsid="001ccb18" officeooo:paragraph-rsid="001ccb18" style:font-weight-asian="bold" style:font-weight-complex="bold"/>
    </style:style>
    <style:style style:name="P5" style:family="paragraph" style:parent-style-name="Standard">
      <style:text-properties fo:color="#000000" loext:opacity="100%" fo:font-weight="bold" officeooo:rsid="001da55b" officeooo:paragraph-rsid="001da55b" style:font-weight-asian="bold" style:font-weight-complex="bold"/>
    </style:style>
    <style:style style:name="P6" style:family="paragraph" style:parent-style-name="Standard">
      <style:text-properties fo:color="#000000" loext:opacity="100%" fo:font-weight="bold" officeooo:rsid="001f6565" officeooo:paragraph-rsid="001f6565" style:font-weight-asian="bold" style:font-weight-complex="bold"/>
    </style:style>
    <style:style style:name="P7" style:family="paragraph" style:parent-style-name="Standard">
      <style:text-properties officeooo:rsid="00196b5f" officeooo:paragraph-rsid="00196b5f"/>
    </style:style>
    <style:style style:name="P8" style:family="paragraph" style:parent-style-name="Standard">
      <style:text-properties officeooo:rsid="0018982d" officeooo:paragraph-rsid="0018982d" fo:background-color="#ffff00"/>
    </style:style>
    <style:style style:name="P9" style:family="paragraph" style:parent-style-name="Standard">
      <style:text-properties officeooo:rsid="0018982d" officeooo:paragraph-rsid="00196b5f" fo:background-color="#ffff00"/>
    </style:style>
    <style:style style:name="P10" style:family="paragraph" style:parent-style-name="Standard">
      <style:text-properties officeooo:rsid="0019ece0" officeooo:paragraph-rsid="0019ece0"/>
    </style:style>
    <style:style style:name="P11" style:family="paragraph" style:parent-style-name="Standard">
      <style:text-properties officeooo:paragraph-rsid="001da55b"/>
    </style:style>
    <style:style style:name="P12" style:family="paragraph" style:parent-style-name="Text_20_body">
      <style:text-properties officeooo:rsid="00142181" officeooo:paragraph-rsid="00142181"/>
    </style:style>
    <style:style style:name="P13" style:family="paragraph" style:parent-style-name="Text_20_body">
      <style:text-properties officeooo:rsid="00196b5f" officeooo:paragraph-rsid="00196b5f" fo:background-color="#ffff00"/>
    </style:style>
    <style:style style:name="P14" style:family="paragraph" style:parent-style-name="Text_20_body">
      <style:text-properties officeooo:rsid="0019c1fc" officeooo:paragraph-rsid="0019c1fc"/>
    </style:style>
    <style:style style:name="P15" style:family="paragraph" style:parent-style-name="Text_20_body" style:list-style-name="L1">
      <style:text-properties officeooo:rsid="0019c1fc" officeooo:paragraph-rsid="0019c1fc"/>
    </style:style>
    <style:style style:name="P16" style:family="paragraph" style:parent-style-name="Text_20_body" style:list-style-name="L2">
      <style:text-properties officeooo:rsid="0019ece0" officeooo:paragraph-rsid="0019ece0"/>
    </style:style>
    <style:style style:name="P17" style:family="paragraph" style:parent-style-name="Text_20_body">
      <style:text-properties officeooo:rsid="0019ece0" officeooo:paragraph-rsid="0019ece0"/>
    </style:style>
    <style:style style:name="P18" style:family="paragraph" style:parent-style-name="Title">
      <style:text-properties officeooo:rsid="00142181" officeooo:paragraph-rsid="00142181"/>
    </style:style>
    <style:style style:name="T1" style:family="text">
      <style:text-properties officeooo:rsid="00150298"/>
    </style:style>
    <style:style style:name="T2" style:family="text">
      <style:text-properties fo:color="#0000ff" loext:opacity="100%" style:font-name="Consolas" fo:font-size="9.5pt" style:font-size-asian="9.5pt"/>
    </style:style>
    <style:style style:name="T3" style:family="text">
      <style:text-properties fo:color="#0000ff" loext:opacity="100%" style:font-name="Consolas" fo:font-size="9.5pt" officeooo:rsid="001ad8ca" style:font-size-asian="9.5pt"/>
    </style:style>
    <style:style style:name="T4" style:family="text">
      <style:text-properties fo:color="#0000ff" loext:opacity="100%" style:font-name="Consolas" fo:font-size="9.5pt" officeooo:rsid="001da55b" style:font-size-asian="9.5pt"/>
    </style:style>
    <style:style style:name="T5" style:family="text">
      <style:text-properties fo:color="#000000" loext:opacity="100%" style:font-name="Consolas" fo:font-size="9.5pt" style:font-size-asian="9.5pt"/>
    </style:style>
    <style:style style:name="T6" style:family="text">
      <style:text-properties fo:color="#000000" loext:opacity="100%" style:font-name="Consolas" fo:font-size="9.5pt" officeooo:rsid="001ad8ca" style:font-size-asian="9.5pt"/>
    </style:style>
    <style:style style:name="T7" style:family="text">
      <style:text-properties fo:color="#808080" loext:opacity="100%" style:font-name="Consolas" fo:font-size="9.5pt" style:font-size-asian="9.5pt"/>
    </style:style>
    <style:style style:name="T8" style:family="text">
      <style:text-properties fo:color="#808080" loext:opacity="100%" style:font-name="Consolas" fo:font-size="9.5pt" officeooo:rsid="00196b5f" style:font-size-asian="9.5pt"/>
    </style:style>
    <style:style style:name="T9" style:family="text">
      <style:text-properties fo:color="#008000" loext:opacity="100%" style:font-name="Consolas" fo:font-size="9.5pt" style:font-size-asian="9.5pt"/>
    </style:style>
    <style:style style:name="T10" style:family="text">
      <style:text-properties fo:color="#008000" loext:opacity="100%" style:font-name="Consolas" fo:font-size="9.5pt" officeooo:rsid="00196b5f" style:font-size-asian="9.5pt"/>
    </style:style>
    <style:style style:name="T11" style:family="text">
      <style:text-properties fo:color="#008000" loext:opacity="100%" style:font-name="Consolas" fo:font-size="9.5pt" officeooo:rsid="00196b5f" style:font-size-asian="9.5pt"/>
    </style:style>
    <style:style style:name="T12" style:family="text">
      <style:text-properties fo:color="#008000" loext:opacity="100%" style:font-name="Consolas" fo:font-size="9.5pt" style:font-size-asian="9.5pt"/>
    </style:style>
    <style:style style:name="T13" style:family="text">
      <style:text-properties fo:color="#008000" loext:opacity="100%" style:font-name="Consolas" fo:font-size="9.5pt" officeooo:rsid="001ad8ca" style:font-size-asian="9.5pt"/>
    </style:style>
    <style:style style:name="T14" style:family="text">
      <style:text-properties fo:color="#6f008a" loext:opacity="100%" style:font-name="Consolas" fo:font-size="9.5pt" style:font-size-asian="9.5pt"/>
    </style:style>
    <style:style style:name="T15" style:family="text">
      <style:text-properties fo:color="#a31515" loext:opacity="100%" style:font-name="Consolas" fo:font-size="9.5pt" style:font-size-asian="9.5pt"/>
    </style:style>
    <style:style style:name="T16" style:family="text">
      <style:text-properties fo:color="#008080" loext:opacity="100%" style:font-name="Consolas" fo:font-size="9.5pt" style:font-size-asian="9.5pt"/>
    </style:style>
    <style:style style:name="T17" style:family="text">
      <style:text-properties fo:color="#c9211e" loext:opacity="100%" fo:background-color="#ffff00" loext:char-shading-value="0"/>
    </style:style>
    <style:style style:name="T18" style:family="text">
      <style:text-properties officeooo:rsid="001a2a50"/>
    </style:style>
    <style:style style:name="T19" style:family="text">
      <style:text-properties style:font-name="Consolas" fo:font-size="9.5pt" officeooo:rsid="001ad8ca" style:font-size-asian="9.5pt"/>
    </style:style>
    <style:style style:name="T20" style:family="text">
      <style:text-properties style:font-name="Consolas" fo:font-size="9.5pt" style:font-size-asian="9.5pt"/>
    </style:style>
    <style:style style:name="T21" style:family="text">
      <style:text-properties style:font-name="Consolas" fo:font-size="9.5pt" style:font-size-asian="9.5pt"/>
    </style:style>
    <style:style style:name="T22" style:family="text">
      <style:text-properties style:font-name="Consolas" fo:font-size="9.5pt" officeooo:rsid="001da55b" style:font-size-asian="9.5pt"/>
    </style:style>
    <style:style style:name="T23" style:family="text">
      <style:text-properties fo:color="#2b91af" loext:opacity="100%" style:font-name="Consolas" fo:font-size="9.5pt" style:font-size-asian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Révisions sur les pointeurs</text:p>
      <text:p text:style-name="P12">Un pointeur est une variable C/C++ qui contient une adresse ?</text:p>
      <text:p text:style-name="P12">Il est utilisé pour mémoriser l’emplacement mémoire d’une donnée.</text:p>
      <text:p text:style-name="P12">Il permet :</text:p>
      <text:p text:style-name="P12">-passer à un sous programme l’adresse d’un élément (passage par adresse) pour ce sous programme manipule directement l’élément et non une copie (passage par valeur) </text:p>
      <text:p text:style-name="P12">-<text:span text:style-name="T1">pour créer des structures dynamiques (créer des éléments à l’éxécution du programme)</text:span></text:p>
      <text:p text:style-name="P12"/>
      <text:h text:style-name="Heading_20_1" text:outline-level="1">Mise en pratique</text:h>
      <text:p text:style-name="Standard">Créer une procédure en C++ qui permet d’échanger le contenu de 2 variables de type entier passé en paramètres.</text:p>
      <text:p text:style-name="Standard"/>
      <text:p text:style-name="P8">Le fichier echanger.h</text:p>
      <text:p text:style-name="Standard"/>
      <text:p text:style-name="P2"><text:span text:style-name="T7">#pragma</text:span><text:span text:style-name="T5"> </text:span><text:span text:style-name="T7">once</text:span></text:p>
      <text:p text:style-name="Standard"><text:span text:style-name="T7">#ifndef</text:span><text:span text:style-name="T5"> ECHANGER_H</text:span></text:p>
      <text:p text:style-name="Standard"><text:span text:style-name="T7">#define</text:span><text:span text:style-name="T5"> </text:span><text:span text:style-name="T14">ECHANGER_H</text:span></text:p>
      <text:p text:style-name="P3"/>
      <text:p text:style-name="Standard"><text:span text:style-name="T2">void</text:span><text:span text:style-name="T5"> echanger(</text:span><text:span text:style-name="T2">int</text:span><text:span text:style-name="T5"> </text:span><text:span text:style-name="T7">valint1</text:span><text:span text:style-name="T5">, </text:span><text:span text:style-name="T2">int</text:span><text:span text:style-name="T5"> </text:span><text:span text:style-name="T7">valint2</text:span><text:span text:style-name="T5">); </text:span><text:span text:style-name="T9">// passage des paramètres par valeur </text:span></text:p>
      <text:p text:style-name="Standard"><text:span text:style-name="T2">void</text:span><text:span text:style-name="T5"> echanger2(</text:span><text:span text:style-name="T2">int</text:span><text:span text:style-name="T5">&amp; </text:span><text:span text:style-name="T7">valint1</text:span><text:span text:style-name="T5">, </text:span><text:span text:style-name="T2">int</text:span><text:span text:style-name="T5">&amp; </text:span><text:span text:style-name="T7">valint2</text:span><text:span text:style-name="T5">);</text:span><text:span text:style-name="T9">// passage par référence spécifique au C++</text:span></text:p>
      <text:p text:style-name="Standard"><text:span text:style-name="T2">void</text:span><text:span text:style-name="T5"> echanger3(</text:span><text:span text:style-name="T2">int</text:span><text:span text:style-name="T5">* </text:span><text:span text:style-name="T7">ptrint1</text:span><text:span text:style-name="T5">, </text:span><text:span text:style-name="T2">int</text:span><text:span text:style-name="T5">* </text:span><text:span text:style-name="T7">ptrint2</text:span><text:span text:style-name="T5">);</text:span><text:span text:style-name="T9">//passage par adresse ou pointeur</text:span></text:p>
      <text:p text:style-name="P3"/>
      <text:p text:style-name="P3"/>
      <text:p text:style-name="Standard"><text:span text:style-name="T7">#endif</text:span><text:span text:style-name="T5"> </text:span><text:span text:style-name="T9">// !ECHANGER_H</text:span></text:p>
      <text:p text:style-name="Standard"><text:span text:style-name="T9"/></text:p>
      <text:p text:style-name="P9"><text:span text:style-name="T12">Le fichier echanger.</text:span><text:span text:style-name="T11">cpp</text:span></text:p>
      <text:p text:style-name="P1"><text:span text:style-name="T10"/></text:p>
      <text:p text:style-name="P1"><text:span text:style-name="T8">#include</text:span><text:span text:style-name="T5"> </text:span><text:span text:style-name="T15">"echanger.h"</text:span></text:p>
      <text:p text:style-name="P3"/>
      <text:p text:style-name="Standard"><text:span text:style-name="T9">// définition des éléments déclarés dans "échanger.h"</text:span></text:p>
      <text:p text:style-name="Standard"><text:span text:style-name="T9">/*******************passage par valeur*******************/</text:span></text:p>
      <text:p text:style-name="Standard"><text:span text:style-name="T2">void</text:span><text:span text:style-name="T5"> echanger(</text:span><text:span text:style-name="T2">int</text:span><text:span text:style-name="T5"> </text:span><text:span text:style-name="T7">param1</text:span><text:span text:style-name="T5">, </text:span><text:span text:style-name="T2">int</text:span><text:span text:style-name="T5"> </text:span><text:span text:style-name="T7">param2</text:span><text:span text:style-name="T5">) </text:span></text:p>
      <text:p text:style-name="Standard"><text:span text:style-name="T5">{</text:span></text:p>
      <text:p text:style-name="Standard"><text:span text:style-name="T5"><text:tab/><text:tab/></text:span><text:span text:style-name="T9">//échanger le contenu des paramètres </text:span></text:p>
      <text:p text:style-name="Standard"><text:span text:style-name="T5"><text:tab/><text:tab/></text:span><text:span text:style-name="T2">int</text:span><text:span text:style-name="T5"> temp;</text:span></text:p>
      <text:p text:style-name="Standard"><text:span text:style-name="T5"><text:tab/><text:tab/>temp = </text:span><text:span text:style-name="T7">param1</text:span><text:span text:style-name="T5">;</text:span></text:p>
      <text:p text:style-name="Standard"><text:span text:style-name="T5"><text:tab/><text:tab/></text:span><text:span text:style-name="T7">param1</text:span><text:span text:style-name="T5"> = </text:span><text:span text:style-name="T7">param2</text:span><text:span text:style-name="T5">;</text:span></text:p>
      <text:p text:style-name="Standard"><text:span text:style-name="T5"><text:tab/><text:tab/></text:span><text:span text:style-name="T7">param2</text:span><text:span text:style-name="T5"> = temp;</text:span></text:p>
      <text:p text:style-name="Standard"><text:span text:style-name="T5">}</text:span></text:p>
      <text:p text:style-name="P3"/>
      <text:p text:style-name="P3"/>
      <text:p text:style-name="Standard"><text:span text:style-name="T9">/*******************passage par référence*******************/</text:span></text:p>
      <text:p text:style-name="Standard"><text:span text:style-name="T2">void</text:span><text:span text:style-name="T5"> echanger2(</text:span><text:span text:style-name="T2">int</text:span><text:span text:style-name="T5">&amp; </text:span><text:span text:style-name="T7">param1</text:span><text:span text:style-name="T5">, </text:span><text:span text:style-name="T2">int</text:span><text:span text:style-name="T5">&amp; </text:span><text:span text:style-name="T7">param2</text:span><text:span text:style-name="T5">)</text:span></text:p>
      <text:p text:style-name="Standard"><text:span text:style-name="T5">{</text:span></text:p>
      <text:p text:style-name="Standard"><text:span text:style-name="T5"><text:tab/><text:tab/></text:span><text:span text:style-name="T9">//échanger le contenu des paramètres </text:span></text:p>
      <text:p text:style-name="Standard"><text:span text:style-name="T5"><text:tab/><text:tab/></text:span><text:span text:style-name="T2">int</text:span><text:span text:style-name="T5"> temp;</text:span></text:p>
      <text:p text:style-name="Standard"><text:span text:style-name="T5"><text:tab/><text:tab/>temp = </text:span><text:span text:style-name="T7">param1</text:span><text:span text:style-name="T5">;</text:span></text:p>
      <text:p text:style-name="Standard"><text:span text:style-name="T5"><text:tab/><text:tab/></text:span><text:span text:style-name="T7">param1</text:span><text:span text:style-name="T5"> = </text:span><text:span text:style-name="T7">param2</text:span><text:span text:style-name="T5">;</text:span></text:p>
      <text:p text:style-name="Standard"><text:span text:style-name="T5"><text:tab/><text:tab/></text:span><text:span text:style-name="T7">param2</text:span><text:span text:style-name="T5"> = temp;</text:span></text:p>
      <text:p text:style-name="Standard"><text:span text:style-name="T5">}</text:span></text:p>
      <text:p text:style-name="P3"/>
      <text:p text:style-name="Standard"><text:soft-page-break/><text:span text:style-name="T2">void</text:span><text:span text:style-name="T5"> echanger3(</text:span><text:span text:style-name="T2">int</text:span><text:span text:style-name="T5">* </text:span><text:span text:style-name="T7">ptrint1</text:span><text:span text:style-name="T5">, </text:span><text:span text:style-name="T2">int</text:span><text:span text:style-name="T5">* </text:span><text:span text:style-name="T7">ptrint2</text:span><text:span text:style-name="T5">)</text:span></text:p>
      <text:p text:style-name="Standard"><text:span text:style-name="T5">{</text:span></text:p>
      <text:p text:style-name="Standard"><text:span text:style-name="T5"><text:tab/></text:span><text:span text:style-name="T2">int</text:span><text:span text:style-name="T5"> temp;</text:span></text:p>
      <text:p text:style-name="Standard"><text:span text:style-name="T5"><text:tab/>temp = *</text:span><text:span text:style-name="T7">ptrint1</text:span><text:span text:style-name="T5">; </text:span><text:span text:style-name="T9">//temp reçoit ce qui est pointé par ptrInt1</text:span></text:p>
      <text:p text:style-name="Standard"><text:span text:style-name="T5"><text:tab/>*</text:span><text:span text:style-name="T7">ptrint1</text:span><text:span text:style-name="T5"> = *</text:span><text:span text:style-name="T7">ptrint2</text:span><text:span text:style-name="T5">;</text:span></text:p>
      <text:p text:style-name="Standard"><text:span text:style-name="T5"><text:tab/>*</text:span><text:span text:style-name="T7">ptrint2</text:span><text:span text:style-name="T5"> = temp; </text:span><text:span text:style-name="T9">// ptrint2 reçoit l'adresse de temp</text:span></text:p>
      <text:p text:style-name="Standard"><text:span text:style-name="T5">}</text:span></text:p>
      <text:p text:style-name="P3"/>
      <text:p text:style-name="P1"><text:span text:style-name="T10"/></text:p>
      <text:p text:style-name="P2"><text:span text:style-name="T9"/></text:p>
      <text:p text:style-name="P13">le programme principal :</text:p>
      <text:p text:style-name="P7"><text:span text:style-name="T9">// ConsoleRevsisionsPointeurs.cpp : Ce fichier contient la fonction 'main'. L'exécution du programme commence et se termine à cet endroit.</text:span></text:p>
      <text:p text:style-name="Standard"><text:span text:style-name="T9">//</text:span></text:p>
      <text:p text:style-name="P3"/>
      <text:p text:style-name="Standard"><text:span text:style-name="T7">#include</text:span><text:span text:style-name="T5"> </text:span><text:span text:style-name="T15">&lt;iostream&gt;</text:span></text:p>
      <text:p text:style-name="Standard"><text:span text:style-name="T7">#include</text:span><text:span text:style-name="T5"> </text:span><text:span text:style-name="T15">"echanger.h"</text:span></text:p>
      <text:p text:style-name="Standard"><text:span text:style-name="T2">using</text:span><text:span text:style-name="T5"> </text:span><text:span text:style-name="T2">namespace</text:span><text:span text:style-name="T5"> std;</text:span></text:p>
      <text:p text:style-name="P3"/>
      <text:p text:style-name="Standard"><text:span text:style-name="T2">int</text:span><text:span text:style-name="T5"> main()</text:span></text:p>
      <text:p text:style-name="Standard"><text:span text:style-name="T5">{</text:span></text:p>
      <text:p text:style-name="Standard"><text:span text:style-name="T5"><text:s text:c="4"/></text:span><text:span text:style-name="T2">int</text:span><text:span text:style-name="T5"> valint1 = 10;</text:span></text:p>
      <text:p text:style-name="Standard"><text:span text:style-name="T5"><text:s text:c="4"/></text:span><text:span text:style-name="T2">int</text:span><text:span text:style-name="T5"> valint2 = 20;</text:span></text:p>
      <text:p text:style-name="P3"/>
      <text:p text:style-name="Standard"><text:span text:style-name="T5"><text:s text:c="4"/>cout </text:span><text:span text:style-name="T16">&lt;&lt;</text:span><text:span text:style-name="T5"> </text:span><text:span text:style-name="T15">"avant appel a la procedure echanger(...)"</text:span><text:span text:style-name="T5">;</text:span></text:p>
      <text:p text:style-name="Standard"><text:span text:style-name="T5"><text:s text:c="4"/>cout </text:span><text:span text:style-name="T16">&lt;&lt;</text:span><text:span text:style-name="T5"> </text:span><text:span text:style-name="T15">"\nvalint1 ="</text:span><text:span text:style-name="T5"> </text:span><text:span text:style-name="T16">&lt;&lt;</text:span><text:span text:style-name="T5"> valint1 </text:span><text:span text:style-name="T16">&lt;&lt;</text:span><text:span text:style-name="T5"> </text:span><text:span text:style-name="T15">"valint2 = "</text:span><text:span text:style-name="T5"> </text:span><text:span text:style-name="T16">&lt;&lt;</text:span><text:span text:style-name="T5"> valint2;</text:span></text:p>
      <text:p text:style-name="Standard"><text:span text:style-name="T5"><text:s text:c="4"/>echanger3(&amp;valint1, &amp;valint2);</text:span></text:p>
      <text:p text:style-name="Standard"><text:span text:style-name="T5"><text:s text:c="4"/>cout </text:span><text:span text:style-name="T16">&lt;&lt;</text:span><text:span text:style-name="T5"> </text:span><text:span text:style-name="T15">"\naprès appel a la procedure echanger(...)"</text:span><text:span text:style-name="T5">;</text:span></text:p>
      <text:p text:style-name="Standard"><text:span text:style-name="T5"><text:s text:c="4"/>cout </text:span><text:span text:style-name="T16">&lt;&lt;</text:span><text:span text:style-name="T5"> </text:span><text:span text:style-name="T15">"\nvalint1 ="</text:span><text:span text:style-name="T5"> </text:span><text:span text:style-name="T16">&lt;&lt;</text:span><text:span text:style-name="T5"> valint1 </text:span><text:span text:style-name="T16">&lt;&lt;</text:span><text:span text:style-name="T5"> </text:span><text:span text:style-name="T15">"valint2 = "</text:span><text:span text:style-name="T5"> </text:span><text:span text:style-name="T16">&lt;&lt;</text:span><text:span text:style-name="T5"> valint2;</text:span></text:p>
      <text:p text:style-name="Standard"><text:span text:style-name="T5">}</text:span></text:p>
      <text:p text:style-name="P7"/>
      <text:h text:style-name="Heading_20_1" text:outline-level="1">Création dynamique =&gt; utilisation des pointeurs</text:h>
      <text:h text:style-name="Heading_20_2" text:outline-level="2">Différence entre allocation statique et dynamique</text:h>
      <text:list xml:id="list2091431394" text:style-name="L1">
        <text:list-item>
          <text:p text:style-name="P15"><text:span text:style-name="T17">L’allocation statique</text:span> est le fait de <text:span text:style-name="T17">reserver de la place</text:span> en mémoire pour une variable a<text:span text:style-name="T17">u moment de la compilation</text:span> (c’est le fonctionnement classique).</text:p>
          <text:p text:style-name="P15">Exemple : int tablInt[50] ; // déclaration (réservation) d’un tableau de 50 entiers au</text:p>
        </text:list-item>
      </text:list>
      <text:p text:style-name="P14"><text:tab/><text:tab/><text:tab/><text:tab/> <text:s text:c="6"/>// moment de la compilation</text:p>
      <text:list xml:id="list509766815" text:style-name="L2">
        <text:list-item>
          <text:p text:style-name="P16"><text:span text:style-name="T17">L’allocation dynamique</text:span> est le fait de <text:span text:style-name="T17">réserver de la place</text:span> en mémoire pour des données au <text:span text:style-name="T17">moment de l’exécution</text:span> du programme </text:p>
        </text:list-item>
      </text:list>
      <text:p text:style-name="P17">e<text:span text:style-name="T18">xemple :</text:span></text:p>
      <text:p text:style-name="P10"><text:span text:style-name="T2">int</text:span><text:span text:style-name="T5">* ptrInt; </text:span><text:span text:style-name="T9">// déclaration d'un pointeur sur un entier </text:span></text:p>
      <text:p text:style-name="P10"><text:span text:style-name="T5">ptrInt = </text:span><text:span text:style-name="T2">new</text:span><text:span text:style-name="T5"> </text:span><text:span text:style-name="T2">int</text:span><text:span text:style-name="T5">[50]; </text:span><text:span text:style-name="T9">// allocation dynamique d’un tableau de 50 entiers pointé par ptrInt</text:span></text:p>
      <text:p text:style-name="P10"><text:span text:style-name="T9"/></text:p>
      <text:p text:style-name="P10"><text:span text:style-name="T9">//</text:span><text:span text:style-name="T13">programme exemple </text:span></text:p>
      <text:p text:style-name="P10"><text:span text:style-name="T13"/></text:p>
      <text:p text:style-name="P10"><text:span text:style-name="T3">int</text:span><text:span text:style-name="T5"> main()</text:span></text:p>
      <text:p text:style-name="P10"><text:span text:style-name="T5">{</text:span></text:p>
      <text:p text:style-name="P10"><text:span text:style-name="T6"><text:s text:c="4"/></text:span><text:span text:style-name="T2">int</text:span><text:span text:style-name="T5">* ptrInt; </text:span><text:span text:style-name="T9">// déclaration d'un pointeur sur un entier </text:span></text:p>
      <text:p text:style-name="Standard"><text:span text:style-name="T5"><text:s text:c="4"/>ptrInt = </text:span><text:span text:style-name="T2">new</text:span><text:span text:style-name="T5"> </text:span><text:span text:style-name="T2">int</text:span><text:span text:style-name="T5">[10]; </text:span><text:span text:style-name="T9">// allocation dynamique d’un tableau de 50 entiers pointé par ptrInt</text:span></text:p>
      <text:p text:style-name="Standard"><text:span text:style-name="T5"><text:s text:c="4"/></text:span><text:span text:style-name="T9">// affecter 10 au 3e élément du tableau pointé par ptrint</text:span></text:p>
      <text:p text:style-name="Standard"><text:span text:style-name="T5"><text:s text:c="4"/>ptrInt[2] = 10;</text:span></text:p>
      <text:p text:style-name="Standard"><text:span text:style-name="T5"><text:s text:c="4"/></text:span><text:span text:style-name="T9">// afficher le 3eme éléement du tableau </text:span></text:p>
      <text:p text:style-name="Standard"><text:soft-page-break/><text:span text:style-name="T5"><text:s text:c="4"/>cout </text:span><text:span text:style-name="T16">&lt;&lt;</text:span><text:span text:style-name="T5"> </text:span><text:span text:style-name="T15">"\nle 3eme element du tableau est : "</text:span><text:span text:style-name="T5"> </text:span><text:span text:style-name="T16">&lt;&lt;</text:span><text:span text:style-name="T5"> ptrInt[2];</text:span></text:p>
      <text:p text:style-name="Standard"><text:span text:style-name="T5"><text:s text:c="4"/></text:span><text:span text:style-name="T9">// detruire explicitement la place reservée pour le tableau</text:span></text:p>
      <text:p text:style-name="Standard"><text:span text:style-name="T5"><text:s text:c="4"/></text:span><text:span text:style-name="T2">delete</text:span><text:span text:style-name="T5">(ptrInt);</text:span></text:p>
      <text:p text:style-name="Standard"><text:span text:style-name="T5">}</text:span></text:p>
      <text:p text:style-name="P10"><text:span text:style-name="T13"/></text:p>
      <text:p text:style-name="P4"><text:span text:style-name="T19">e</text:span><text:span text:style-name="T20">xemple d’allocution dynamique de classe </text:span></text:p>
      <text:p text:style-name="P4"><text:span text:style-name="T20"/></text:p>
      <text:p text:style-name="P4"><text:span text:style-name="T20">soi</text:span><text:span text:style-name="T22">t la classe cPersonne suivante :</text:span></text:p>
      <text:p text:style-name="P4"><text:span text:style-name="T4">class</text:span><text:span text:style-name="T20"> </text:span><text:span text:style-name="T23">CPersonne</text:span><text:span text:style-name="T20"> {</text:span></text:p>
      <text:p text:style-name="Standard"><text:span text:style-name="T2">private</text:span><text:span text:style-name="T5">:</text:span></text:p>
      <text:p text:style-name="Standard"><text:span text:style-name="T5"><text:tab/></text:span><text:span text:style-name="T23">string</text:span><text:span text:style-name="T5"> nom;</text:span></text:p>
      <text:p text:style-name="Standard"><text:span text:style-name="T5"><text:tab/></text:span><text:span text:style-name="T23">string</text:span><text:span text:style-name="T5"> prenom;</text:span></text:p>
      <text:p text:style-name="Standard"><text:span text:style-name="T5"><text:tab/></text:span><text:span text:style-name="T2">int</text:span><text:span text:style-name="T5"> age;</text:span></text:p>
      <text:p text:style-name="Standard"><text:span text:style-name="T2">public</text:span><text:span text:style-name="T5">:</text:span></text:p>
      <text:p text:style-name="Standard"><text:span text:style-name="T5"><text:tab/>CPersonne(</text:span><text:span text:style-name="T23">string</text:span><text:span text:style-name="T5"> </text:span><text:span text:style-name="T7">nom</text:span><text:span text:style-name="T5">, </text:span><text:span text:style-name="T23">string</text:span><text:span text:style-name="T5"> </text:span><text:span text:style-name="T7">prenom</text:span><text:span text:style-name="T5">, </text:span><text:span text:style-name="T2">int</text:span><text:span text:style-name="T5"> </text:span><text:span text:style-name="T7">age</text:span><text:span text:style-name="T5">);</text:span></text:p>
      <text:p text:style-name="Standard"><text:span text:style-name="T5"><text:tab/></text:span><text:span text:style-name="T2">void</text:span><text:span text:style-name="T5"> Afficher();</text:span></text:p>
      <text:p text:style-name="P4"><text:span text:style-name="T20">};</text:span></text:p>
      <text:p text:style-name="P5"><text:span text:style-name="T20">dont l’implémentation :</text:span></text:p>
      <text:p text:style-name="Standard"><text:span text:style-name="T23">CPersonne</text:span><text:span text:style-name="T5">::CPersonne(</text:span><text:span text:style-name="T23">string</text:span><text:span text:style-name="T5"> </text:span><text:span text:style-name="T7">nom</text:span><text:span text:style-name="T5">, </text:span><text:span text:style-name="T23">string</text:span><text:span text:style-name="T5"> </text:span><text:span text:style-name="T7">prenom</text:span><text:span text:style-name="T5">, </text:span><text:span text:style-name="T2">int</text:span><text:span text:style-name="T5"> </text:span><text:span text:style-name="T7">age</text:span><text:span text:style-name="T5">) {</text:span></text:p>
      <text:p text:style-name="Standard"><text:span text:style-name="T5"><text:tab/></text:span><text:span text:style-name="T2">this</text:span><text:span text:style-name="T5">-&gt;nom </text:span><text:span text:style-name="T16">=</text:span><text:span text:style-name="T5"> </text:span><text:span text:style-name="T7">nom</text:span><text:span text:style-name="T5">;</text:span><text:span text:style-name="T9">// utilisation du pointeur this : l'objet lui même</text:span></text:p>
      <text:p text:style-name="Standard"><text:span text:style-name="T5"><text:tab/></text:span><text:span text:style-name="T2">this</text:span><text:span text:style-name="T5">-&gt;prenom </text:span><text:span text:style-name="T16">=</text:span><text:span text:style-name="T5"> </text:span><text:span text:style-name="T7">prenom</text:span><text:span text:style-name="T5">;</text:span></text:p>
      <text:p text:style-name="Standard"><text:span text:style-name="T5"><text:tab/></text:span><text:span text:style-name="T2">this</text:span><text:span text:style-name="T5">-&gt;age = </text:span><text:span text:style-name="T7">age</text:span><text:span text:style-name="T5">;</text:span></text:p>
      <text:p text:style-name="Standard"><text:span text:style-name="T5">}</text:span></text:p>
      <text:p text:style-name="P3"/>
      <text:p text:style-name="Standard"><text:span text:style-name="T2">void</text:span><text:span text:style-name="T5"> </text:span><text:span text:style-name="T23">CPersonne</text:span><text:span text:style-name="T5">::Afficher() {</text:span></text:p>
      <text:p text:style-name="Standard"><text:span text:style-name="T5"><text:tab/>cout </text:span><text:span text:style-name="T16">&lt;&lt;</text:span><text:span text:style-name="T5"> nom </text:span><text:span text:style-name="T16">&lt;&lt;</text:span><text:span text:style-name="T5"> </text:span><text:span text:style-name="T15">" "</text:span><text:span text:style-name="T5"> </text:span><text:span text:style-name="T16">&lt;&lt;</text:span><text:span text:style-name="T5"> prenom </text:span><text:span text:style-name="T16">&lt;&lt;</text:span><text:span text:style-name="T5"> </text:span><text:span text:style-name="T15">" "</text:span><text:span text:style-name="T5"> </text:span><text:span text:style-name="T16">&lt;&lt;</text:span><text:span text:style-name="T5"> age </text:span><text:span text:style-name="T16">&lt;&lt;</text:span><text:span text:style-name="T5"> </text:span><text:span text:style-name="T15">" ans"</text:span><text:span text:style-name="T5"> </text:span><text:span text:style-name="T16">&lt;&lt;</text:span><text:span text:style-name="T5"> endl;</text:span></text:p>
      <text:p text:style-name="P5"><text:span text:style-name="T20">}</text:span></text:p>
      <text:p text:style-name="P5"><text:span text:style-name="T20">Utilisation dans un programme principal :</text:span></text:p>
      <text:p text:style-name="P11"><text:span text:style-name="T5"/></text:p>
      <text:p text:style-name="Standard"><text:span text:style-name="T2">int</text:span><text:span text:style-name="T5"> main()</text:span></text:p>
      <text:p text:style-name="Standard"><text:span text:style-name="T5">{</text:span></text:p>
      <text:p text:style-name="Standard"><text:span text:style-name="T5"><text:s text:c="4"/></text:span><text:span text:style-name="T9">//créer un objet ded type cPersonne statiquement</text:span></text:p>
      <text:p text:style-name="Standard"><text:span text:style-name="T5"><text:s text:c="4"/></text:span><text:span text:style-name="T23">CPersonne</text:span><text:span text:style-name="T5"> Elyes(</text:span><text:span text:style-name="T15">"BEZIN"</text:span><text:span text:style-name="T5">, </text:span><text:span text:style-name="T15">"Gaspard"</text:span><text:span text:style-name="T5">, 52);</text:span></text:p>
      <text:p text:style-name="Standard"><text:span text:style-name="T5"><text:s text:c="4"/></text:span><text:span text:style-name="T9">// afficher les informations de l'objet</text:span></text:p>
      <text:p text:style-name="Standard"><text:span text:style-name="T5"><text:s text:c="4"/>Elyes.Afficher();</text:span></text:p>
      <text:p text:style-name="P3"/>
      <text:p text:style-name="Standard"><text:span text:style-name="T5"><text:s text:c="4"/></text:span><text:span text:style-name="T9">//déclarer un pointeur sur des objets de type cPersonne</text:span></text:p>
      <text:p text:style-name="Standard"><text:span text:style-name="T5"><text:s text:c="4"/></text:span><text:span text:style-name="T23">CPersonne</text:span><text:span text:style-name="T5">* ptrPersonne;</text:span></text:p>
      <text:p text:style-name="Standard"><text:span text:style-name="T5"><text:s text:c="4"/></text:span><text:span text:style-name="T9">// création dynamique d'un objet cPersonne pointé par ptrPersonne </text:span></text:p>
      <text:p text:style-name="Standard"><text:span text:style-name="T5"><text:s text:c="4"/>ptrPersonne = </text:span><text:span text:style-name="T2">new</text:span><text:span text:style-name="T5"> </text:span><text:span text:style-name="T23">CPersonne</text:span><text:span text:style-name="T5">(</text:span><text:span text:style-name="T15">"Gaudino"</text:span><text:span text:style-name="T5">, </text:span><text:span text:style-name="T15">"Balthazar"</text:span><text:span text:style-name="T5">, 100);</text:span></text:p>
      <text:p text:style-name="Standard"><text:span text:style-name="T5"><text:s text:c="4"/>ptrPersonne-&gt;Afficher(); </text:span><text:span text:style-name="T9">// appel de la methode afficher de l'objet</text:span></text:p>
      <text:p text:style-name="Standard"><text:span text:style-name="T5"><text:s text:c="29"/></text:span><text:span text:style-name="T9">// pointé par ptrPersonne </text:span></text:p>
      <text:p text:style-name="Standard"><text:span text:style-name="T5">}</text:span></text:p>
      <text:p text:style-name="P3"/>
      <text:p text:style-name="P6"><text:span text:style-name="T20">Exercice:</text:span></text:p>
      <text:p text:style-name="P6"><text:span text:style-name="T20">- Faire un programme qui demande à l’utilisateur le nombre de personne dont il veut saisir les informations (maximum 10 personnes).</text:span></text:p>
      <text:p text:style-name="P6"><text:span text:style-name="T20">- Puis lui permet de saisir et mémoriser les données .</text:span></text:p>
      <text:p text:style-name="P6"><text:span text:style-name="T20">- A la fin de la saisie l’utilisateur à un récaptitulatif des données saisies</text:span></text:p>
      <text:p text:style-name="P5"><text:span text:style-name="T2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3T16:24:14.856000000</meta:creation-date>
    <dc:date>2022-10-03T17:50:03.501000000</dc:date>
    <meta:editing-duration>PT1H24M1S</meta:editing-duration>
    <meta:editing-cycles>9</meta:editing-cycles>
    <meta:generator>LibreOffice/7.1.3.2$Windows_X86_64 LibreOffice_project/47f78053abe362b9384784d31a6e56f8511eb1c1</meta:generator>
    <meta:document-statistic meta:table-count="0" meta:image-count="0" meta:object-count="0" meta:page-count="3" meta:paragraph-count="119" meta:word-count="683" meta:character-count="4534" meta:non-whitespace-character-count="3791"/>
  </office:meta>
</office:document-meta>
</file>